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562ee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4adb30"/>
    </style:style>
    <style:style style:name="P52" style:family="paragraph" style:parent-style-name="Standard">
      <style:text-properties officeooo:rsid="0dde9a1c" officeooo:paragraph-rsid="0fdb91b2"/>
    </style:style>
    <style:style style:name="P53" style:family="paragraph" style:parent-style-name="Standard">
      <style:text-properties officeooo:rsid="0dde9a1c" officeooo:paragraph-rsid="0fdc081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5" style:family="paragraph" style:parent-style-name="Standard">
      <style:text-properties officeooo:rsid="0dde9a1c" officeooo:paragraph-rsid="10022dc7"/>
    </style:style>
    <style:style style:name="P56" style:family="paragraph" style:parent-style-name="Standard">
      <style:text-properties officeooo:paragraph-rsid="0fc35f88"/>
    </style:style>
    <style:style style:name="P57" style:family="paragraph" style:parent-style-name="Standard">
      <style:text-properties officeooo:paragraph-rsid="0fc8b815"/>
    </style:style>
    <style:style style:name="P58" style:family="paragraph" style:parent-style-name="Standard">
      <style:text-properties officeooo:paragraph-rsid="0fce858d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d0b68a"/>
    </style:style>
    <style:style style:name="P61" style:family="paragraph" style:parent-style-name="Standard">
      <style:text-properties officeooo:paragraph-rsid="0fd655f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rsid="103c421a" officeooo:paragraph-rsid="103c421a"/>
    </style:style>
    <style:style style:name="P72" style:family="paragraph" style:parent-style-name="Standard">
      <style:text-properties officeooo:rsid="103cd3c9" officeooo:paragraph-rsid="103cd3c9"/>
    </style:style>
    <style:style style:name="P73" style:family="paragraph" style:parent-style-name="Standard">
      <style:text-properties officeooo:rsid="103d9705" officeooo:paragraph-rsid="103d9705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60ef1" officeooo:paragraph-rsid="10460ef1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>
      <style:text-properties officeooo:paragraph-rsid="1087d72e"/>
    </style:style>
    <style:style style:name="P84" style:family="paragraph" style:parent-style-name="Footnote">
      <style:text-properties officeooo:paragraph-rsid="1094fa2b"/>
    </style:style>
    <style:style style:name="P85" style:family="paragraph" style:parent-style-name="Footnote">
      <style:text-properties officeooo:paragraph-rsid="10a1361c" fo:background-color="transparent"/>
    </style:style>
    <style:style style:name="P86" style:family="paragraph" style:parent-style-name="Standard">
      <style:text-properties officeooo:paragraph-rsid="10a2818a"/>
    </style:style>
    <style:style style:name="P8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8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9" style:family="paragraph" style:parent-style-name="Standard">
      <style:text-properties officeooo:paragraph-rsid="10ab7791"/>
    </style:style>
    <style:style style:name="P90" style:family="paragraph" style:parent-style-name="Standard">
      <style:text-properties officeooo:paragraph-rsid="10ad0bd8"/>
    </style:style>
    <style:style style:name="P91" style:family="paragraph" style:parent-style-name="Standard">
      <style:text-properties officeooo:paragraph-rsid="1000ee45"/>
    </style:style>
    <style:style style:name="P92" style:family="paragraph" style:parent-style-name="Standard">
      <style:text-properties officeooo:paragraph-rsid="0ff4e587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fo:language="en" fo:country="GB"/>
    </style:style>
    <style:style style:name="T23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language="en" fo:country="GB" officeooo:rsid="0f28d107"/>
    </style:style>
    <style:style style:name="T23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language="en" fo:country="GB" officeooo:rsid="10a5d07d"/>
    </style:style>
    <style:style style:name="T235" style:family="text">
      <style:text-properties officeooo:rsid="103c421a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officeooo:rsid="104d5027" style:font-weight-asian="bold" style:font-weight-complex="bold"/>
    </style:style>
    <style:style style:name="T238" style:family="text">
      <style:text-properties officeooo:rsid="1061b5b8"/>
    </style:style>
    <style:style style:name="T239" style:family="text">
      <style:text-properties officeooo:rsid="1069ed98"/>
    </style:style>
    <style:style style:name="T240" style:family="text">
      <style:text-properties officeooo:rsid="106d22f6"/>
    </style:style>
    <style:style style:name="T241" style:family="text">
      <style:text-properties style:text-underline-style="solid" style:text-underline-width="auto" style:text-underline-color="font-color" officeooo:rsid="0ff4a399"/>
    </style:style>
    <style:style style:name="T242" style:family="text">
      <style:text-properties officeooo:rsid="0ffa97b0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3"><text:span text:style-name="Strong_20_Emphasis"><text:span text:style-name="T132">Checklist for installing</text:span></text:span><text:span text:style-name="T166">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T167"><text:s/></text:span><text:span text:style-name="T171">LTS</text:span><text:span text:style-name="T168"><text:note text:id="ftn1" text:note-class="footnote"><text:note-citation>1</text:note-citation><text:note-body><text:p text:style-name="P28"><text:span text:style-name="T153">L</text:span><text:span text:style-name="T154">TS stands for Long-Term Support, and this </text:span><text:span text:style-name="T161">June</text:span><text:span text:style-name="T155"> </text:span><text:span text:style-name="Strong_20_Emphasis"><text:span text:style-name="T86"><text:user-field-get text:name="Releaseyear">2023</text:user-field-get></text:span></text:span><text:span text:style-name="T157"><text:s/>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T165">LTS</text:span><text:span text:style-name="T155"> </text:span><text:span text:style-name="T164"><text:user-field-get text:name="Edition">Server</text:user-field-get></text:span><text:span text:style-name="T155"><text:s/></text:span><text:span text:style-name="T156">(</text:span><text:span text:style-name="T154">codenamed</text:span><text:span text:style-name="T156"> </text:span><text:span text:style-name="T160">bookworm</text:span><text:span text:style-name="T156">) </text:span><text:span text:style-name="T154">will be </text:span><text:span text:style-name="T159">supported</text:span><text:span text:style-name="T154"> for five years until </text:span><text:span text:style-name="T161">June</text:span><text:span text:style-name="T155"> </text:span><text:span text:style-name="T153">202</text:span><text:span text:style-name="T161">8</text:span><text:span text:style-name="T158">.</text:span></text:p></text:note-body></text:note></text:span><text:span text:style-name="T169"> </text:span><text:span text:style-name="T169"><text:user-field-get text:name="Edition">Server</text:user-field-get></text:span><text:span text:style-name="T170">.</text:span></text:p>
      <text:p text:style-name="P43"/>
      <text:p text:style-name="P41"><text:span text:style-name="T17">Fill in the </text:span><text:span text:style-name="Strong_20_Emphasis"><text:span text:style-name="T228"><text:s/></text:span></text:span><text:span text:style-name="Strong_20_Emphasis"><text:span text:style-name="T22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1">user</text:span></text:span><text:span text:style-name="T185"><text:tab/><text:tab/></text:span><text:span text:style-name="T184"> <text:tab/><text:tab/><text:tab/> </text:span><text:span text:style-name="T186"><draw:control text:anchor-type="as-char" svg:y="-0.4cm" draw:z-index="18" draw:name="Gebruiker 1" draw:style-name="gr2" draw:text-style-name="P99" svg:width="6.4cm" svg:height="0.6cm" draw:control="control17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90">ull </text:span><text:span text:style-name="T179">na</text:span><text:span text:style-name="T180">me,</text:span><text:span text:style-name="T179"> </text:span><text:span text:style-name="T180">e.g.</text:span><text:span text:style-name="T179"> </text:span><text:span text:style-name="T181">J</text:span><text:span text:style-name="T196">oh</text:span><text:span text:style-name="T181">n </text:span><text:span text:style-name="T183">Doe</text:span><text:span text:style-name="T195">]</text:span></text:p>
      <text:p text:style-name="P86"><text:span text:style-name="Definition"><text:span text:style-name="T178">USER</text:span></text:span><text:span text:style-name="Definition"><text:span text:style-name="T230">na</text:span></text:span><text:span text:style-name="Definition"><text:span text:style-name="T232">me</text:span></text:span><text:span text:style-name="T177"><text:tab/><text:tab/><text:tab/> </text:span><text:span text:style-name="T177"><draw:control text:anchor-type="as-char" svg:y="-0.4cm" draw:z-index="19" draw:name="Gberuikersnaam 2" draw:style-name="gr2" draw:text-style-name="P99" svg:width="6.4cm" svg:height="0.6cm" draw:control="control18"><svg:title>Gebruikersnaam</svg:title><svg:desc>Korte naam, bijv. jan</svg:desc></draw:control></text:span><text:span text:style-name="T17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45"><text:span text:style-name="Definition"><text:span text:style-name="T234">serv</text:span></text:span><text:span text:style-name="Definition"><text:span text:style-name="T230">ERNA</text:span></text:span><text:span text:style-name="Definition"><text:span text:style-name="T232">me</text:span></text:span><text:span text:style-name="T197"><text:tab/><text:tab/> </text:span><text:span text:style-name="T230"><draw:control text:anchor-type="as-char" svg:y="-0.4cm" draw:z-index="20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30"><text:s text:c="2"/></text:span><text:span text:style-name="T200">[</text:span><text:span text:style-name="T204">N</text:span><text:span text:style-name="T198">a</text:span><text:span text:style-name="T201">me of the</text:span><text:span text:style-name="T198"> </text:span><text:span text:style-name="T205">server</text:span><text:span text:style-name="T199">, </text:span><text:span text:style-name="T201">e.g.</text:span><text:span text:style-name="T202"> </text:span><text:span text:style-name="T205">sv</text:span><text:span text:style-name="T203">02</text:span><text:span text:style-name="T200">]</text:span></text:p>
      <text:p text:style-name="P45"><text:span text:style-name="Definition"><text:span text:style-name="T207">USER</text:span></text:span><text:span text:style-name="T206"><text:tab/><text:tab/></text:span><text:span text:style-name="T184"> <text:tab/><text:tab/><text:tab/> </text:span><text:span text:style-name="T186"><draw:control text:anchor-type="as-char" svg:y="-0.4cm" draw:z-index="21" draw:name="Gebruiker 2" draw:style-name="gr2" draw:text-style-name="P99" svg:width="6.4cm" svg:height="0.6cm" draw:control="control20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88">ull </text:span><text:span text:style-name="T191">na</text:span><text:span text:style-name="T192">me</text:span><text:span text:style-name="T191"> possibly </text:span><text:span text:style-name="T193">2</text:span><text:span text:style-name="T220">nd</text:span><text:span text:style-name="T193"> </text:span><text:span text:style-name="T194">user</text:span><text:span text:style-name="T182">]</text:span></text:p>
      <text:p text:style-name="P86"><text:span text:style-name="Definition"><text:span text:style-name="T207">USERN</text:span></text:span><text:span text:style-name="Definition"><text:span text:style-name="T208">a</text:span></text:span><text:span text:style-name="Definition"><text:span text:style-name="T209">me</text:span></text:span><text:span text:style-name="Definition"><text:span text:style-name="T214"><text:tab/><text:tab/><text:tab/> </text:span></text:span><text:span text:style-name="T177"><draw:control text:anchor-type="as-char" svg:y="-0.4cm" draw:z-index="22" draw:name="Gberuikersnaam 1" draw:style-name="gr2" draw:text-style-name="P99" svg:width="6.4cm" svg:height="0.6cm" draw:control="control21"><svg:title>Gebruikersnaam</svg:title><svg:desc>Korte naam, bijv. jan</svg:desc></draw:control></text:span><text:span text:style-name="T177"><text:s text:c="2"/></text:span><text:span text:style-name="T211">[</text:span><text:span text:style-name="T213">U</text:span><text:span text:style-name="T212">ser</text:span><text:span text:style-name="T210"> </text:span><text:span text:style-name="T217">na</text:span><text:span text:style-name="T218">me</text:span><text:span text:style-name="T217"> possibly </text:span><text:span text:style-name="T219">2</text:span><text:span text:style-name="T221">nd</text:span><text:span text:style-name="T219"> </text:span><text:span text:style-name="T216">user</text:span><text:span text:style-name="T215">]</text:span></text:p>
      <text:p text:style-name="P45"><text:span text:style-name="T136">Replace the </text:span><text:span text:style-name="T144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4"/>
      <text:p text:style-name="P4"/>
      <text:p text:style-name="P46"><text:span text:style-name="T146">Not yet on Linux?</text:span><text:span text:style-name="T137"><text:tab/></text:span><text:span text:style-name="T142"><text:tab/></text:span><text:span text:style-name="T143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39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0"> </text:span><text:span text:style-name="T139">u</text:span><text:span text:style-name="T140">nder </text:span><text:span text:style-name="T147">Linux</text:span><text:span text:style-name="T141">.</text:span></text:p>
      <text:p text:style-name="P4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76896813" text:style-name="L1">
        <text:list-item>
          <text:p text:style-name="P95"><text:bookmark-start text:name="__RefNumPara__4083_1271708128"/>Prepar<text:span text:style-name="T238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4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23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2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5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6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80333885978647" text:continue-numbering="true" text:style-name="L1">
        <text:list-item>
          <text:p text:style-name="P94"><text:bookmark-start text:name="__RefNumPara__4009_12717081281"/><text:span text:style-name="Strong_20_Emphasis"><text:span text:style-name="T145">Perform installation</text:span></text:span><text:bookmark-end text:name="__RefNumPara__4009_12717081281"/></text:p>
        </text:list-item>
      </text:list>
      <text:p text:style-name="P61"><text:span text:style-name="Strong_20_Emphasis"><text:span text:style-name="T14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50">Boot the computer from</text:span><text:span text:style-name="T151"><text:note text:id="ftn4" text:note-class="footnote"><text:note-citation>1</text:note-citation><text:note-body><text:p text:style-name="P85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0">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4">From a Live USB stick you can boot and work with </text:span><text:span text:style-name="Strong_20_Emphasis"><text:span text:style-name="T152"><text:user-field-get text:name="Distro">Debian</text:user-field-get></text:span></text:span><text:span text:style-name="Strong_20_Emphasis"><text:span text:style-name="T152"><text:s/></text:span></text:span><text:span text:style-name="T224">without modifying any files on the hard drive and also allows installation of </text:span><text:span text:style-name="Strong_20_Emphasis"><text:span text:style-name="T152"><text:user-field-get text:name="Distro">Debian</text:user-field-get></text:span></text:span><text:span text:style-name="Strong_20_Emphasis"><text:span text:style-name="T152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4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25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5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7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1">Click on <text:span text:style-name="T236">other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2">Click on <text:span text:style-name="T236">Europe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3">Click on <text:span text:style-name="T236">Netherlands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16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0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4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17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6"><text:span text:style-name="T240">At</text:span><text:span text:style-name="T239"> </text:span><text:span text:style-name="T236">Set up users and passwords</text:span><text:span text:style-name="T239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5">Don<text:span text:style-name="T172">'t set </text:span><text:span text:style-name="T174">Root</text:span><text:span text:style-name="T172"> pass</text:span><text:span text:style-name="T173">w</text:span><text:span text:style-name="T172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8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7">Enter <text:span text:style-name="T236">User </text:span><text:span text:style-name="T237">n</text:span><text:span text:style-name="T236">ame for you</text:span><text:span text:style-name="T237">r</text:span><text:span text:style-name="T236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6" office:value-type="string">
            <text:p text:style-name="P79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80333902768674" text:continue-numbering="true" text:style-name="L1">
        <text:list-item>
          <text:p text:style-name="P97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5"><draw:control text:anchor-type="as-char" draw:z-index="23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8">sudo useradd --create-home -- comm<text:span text:style-name="T242">e</text:span>n<text:span text:style-name="T242">t</text:span> <text:span text:style-name="T175">'</text:span><text:span text:style-name="T176">user</text:span><text:span text:style-name="T175">' [--groups adm,sudo] </text:span><text:span text:style-name="T17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passwd <text:span text:style-name="T241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5"><draw:control text:anchor-type="as-char" draw:z-index="24" draw:name="Vorm4_ 2" draw:style-name="gr1" draw:text-style-name="P98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1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2"><text:span text:style-name="User_20_Entry"><text:span text:style-name="T11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2"><text:span text:style-name="User_20_Entry"><text:span text:style-name="T11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6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82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9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7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80333863541818" text:continue-numbering="true" text:style-name="L1">
        <text:list-item>
          <text:p text:style-name="P96"><text:span text:style-name="Strong_20_Emphasis"><text:span text:style-name="T15">P</text:span></text:span><text:span text:style-name="Strong_20_Emphasis"><text:span text:style-name="T227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2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2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3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3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4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0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31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9"/>
      <text:p text:style-name="P48"><text:span text:style-name="Emphasis"><text:span text:style-name="T244">Written</text:span></text:span><text:span text:style-name="Emphasis"><text:span text:style-name="T245"> </text:span></text:span><text:span text:style-name="Emphasis"><text:span text:style-name="T244">by</text:span></text:span><text:span text:style-name="Emphasis"><text:span text:style-name="T24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6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</text:span></text:span></text:a><text:span text:style-name="Emphasis"><text:span text:style-name="T243"> </text:span></text:span><text:span text:style-name="Emphasis"><text:span text:style-name="T24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3"><text:s/></text:span></text:span><text:span text:style-name="Emphasis"><text:span text:style-name="T24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4T18:03:33.331370288">04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3:33.194981859</dc:date>
    <meta:keyword>Installatie</meta:keyword>
    <meta:keyword>Checklist</meta:keyword>
    <meta:keyword>Linux</meta:keyword>
    <meta:editing-cycles>6993</meta:editing-cycles>
    <meta:editing-duration>P12DT9H10M50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97" meta:character-count="3161" meta:non-whitespace-character-count="2697"/>
    <meta:user-defined meta:name="Info 1"/>
    <meta:user-defined meta:name="Info 2"/>
    <meta:user-defined meta:name="Info 3"/>
    <meta:user-defined meta:name="Info 4"/>
  </office:meta>
</office:document-meta>
</file>